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PT Sans" svg:font-family="'PT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officeooo:rsid="002ab516" officeooo:paragraph-rsid="002ab516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officeooo:rsid="001fcb24"/>
    </style:style>
    <style:style style:name="T6" style:family="text">
      <style:text-properties officeooo:rsid="0022cb5a"/>
    </style:style>
    <style:style style:name="T7" style:family="text">
      <style:text-properties officeooo:rsid="002345a5"/>
    </style:style>
    <style:style style:name="T8" style:family="text">
      <style:text-properties officeooo:rsid="0026fc06"/>
    </style:style>
    <style:style style:name="T9" style:family="text">
      <style:text-properties officeooo:rsid="00284375"/>
    </style:style>
    <style:style style:name="T10" style:family="text">
      <style:text-properties officeooo:rsid="00294065"/>
    </style:style>
    <style:style style:name="T11" style:family="text">
      <style:text-properties fo:font-variant="normal" fo:text-transform="none" style:font-name="Gotham" fo:letter-spacing="normal" fo:font-style="normal" fo:font-weight="normal"/>
    </style:style>
    <style:style style:name="T12" style:family="text">
      <style:text-properties fo:font-variant="normal" fo:text-transform="none" style:font-name="Gotham" fo:letter-spacing="normal" fo:font-style="normal" fo:font-weight="normal" officeooo:rsid="00294065"/>
    </style:style>
    <style:style style:name="T13" style:family="text">
      <style:text-properties fo:font-variant="normal" fo:text-transform="none" style:font-name="Gotham" fo:letter-spacing="normal" fo:font-style="normal" fo:font-weight="normal" officeooo:rsid="002ab516"/>
    </style:style>
    <style:style style:name="T14" style:family="text">
      <style:text-properties fo:font-variant="normal" fo:text-transform="none" style:font-name="Gotham" fo:letter-spacing="normal" fo:font-style="normal" fo:font-weight="normal" officeooo:rsid="002c51f5"/>
    </style:style>
    <style:style style:name="T15" style:family="text">
      <style:text-properties fo:font-variant="normal" fo:text-transform="none" fo:color="#a11d14" style:font-name="Gotham" fo:font-size="15pt" fo:letter-spacing="normal" fo:font-style="normal" fo:font-weight="normal"/>
    </style:style>
    <style:style style:name="T16" style:family="text">
      <style:text-properties fo:font-variant="normal" fo:text-transform="none" fo:color="#a11d14" style:font-name="Gotham" fo:font-size="15pt" fo:letter-spacing="normal" fo:font-style="normal" fo:font-weight="normal" officeooo:rsid="002ab5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gradecimentos</text:p>
      <text:p text:style-name="P8"/>
      <text:p text:style-name="P8">Agradeço a Deus por ser o primeiro em minha vida. Sem Deus eu não teria forças para superar todas as barreiras enfrentadas durante esses anos.</text:p>
      <text:p text:style-name="P8"/>
      <text:p text:style-name="P9">Aos meus pais, Neilson Nascimento dos Santos e Angela Maria Nascimento dos Santos, que me deram todo o amor incondicional que um filho pode<text:span text:style-name="T9">ria</text:span> ter. <text:span text:style-name="T8">Meus pais nunca deixaram que nada me faltasse e me deram total apoio nas decisões que tomei. Por esse motivo, espero conseguir retribuir da mesma maneira para que nada falte para eles também.</text:span></text:p>
      <text:p text:style-name="P9"/>
      <text:p text:style-name="P9"><text:span text:style-name="T8">À minha namorada, Isabela Valim Sarmento, por todo o amor, carinho, por compartilhar comigo inúmeros momentos inesquecíveis, por ser minha amiga e estar do meu lado em tudo. </text:span></text:p>
      <text:p text:style-name="P9"/>
      <text:p text:style-name="P10">Também agradeço aos meus “irmãos”, <text:span text:style-name="T10">Vinícius Berger e Gustavo Costa Duarte, pois não é preciso ter irmãos de sangue para se construir uma amizade verdadeira. Eles foram peças fundamentais para que eu conseguisse chegar nesse momento tão importante.</text:span></text:p>
      <text:p text:style-name="P10"/>
      <text:p text:style-name="P11"><text:span text:style-name="T10">Agradeço aos meus amigos, </text:span><text:span text:style-name="T11">Igor de Moura Ventorim </text:span><text:span text:style-name="T12">e Gustavo Epichin Monjardim, por sempre me ajudarem </text:span><text:span text:style-name="T13">durante a minha graduação. Obrigado a todos os meus colegas e todas as pessoas boas que conheci na universidade.</text:span></text:p>
      <text:p text:style-name="P11"><text:span text:style-name="T13"/></text:p>
      <text:p text:style-name="P12"><text:span text:style-name="T13">Obrigado aos professores que contribuíram para a minha formação, Rosane, Eduardo, Ricardo, </text:span><text:span text:style-name="T14">Davidson, em especial meu orientador Vítor, que me transmitiu um conhecimento inestimável.</text:span></text:p>
      <text:p text:style-name="P12"><text:span text:style-name="T14"><text:s/></text:span></text:p>
      <text:p text:style-name="P13"><text:span text:style-name="T11"><text:s/></text:span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5">O objetivo geral pode ser subdividido nos seguintes objetivos específicos:</text:span></text:p>
      <text:p text:style-name="P3"/>
      <text:list xml:id="list2772381788" text:style-name="L1">
        <text:list-item>
          <text:p text:style-name="P5">Utilizar os <text:span text:style-name="T3">frameworks</text:span> GWT e <text:span text:style-name="T7">G</text:span>rails para realizar uma nova implementação do SCAP, <text:span text:style-name="T6">aproveitando os seus requisitos. Nesse objetivo será possível aplicar os conceitos de Engenharia de Requisitos e Engenharia de Software;</text:span></text:p>
        </text:list-item>
        <text:list-item>
          <text:p text:style-name="P6"><text:soft-page-break/>Aplicar o método FrameWeb para definir a documentação da arquitetura do sistema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PT Sans" svg:font-family="'PT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17T14:43:29.713494845</dc:date>
    <meta:editing-duration>PT3H26M14S</meta:editing-duration>
    <meta:editing-cycles>10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16" meta:word-count="377" meta:character-count="2409" meta:non-whitespace-character-count="2043"/>
  </office:meta>
</office:document-meta>
</file>